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833d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6b4ba" officeooo:paragraph-rsid="001b156d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63ba8b" officeooo:paragraph-rsid="001833d3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745425" officeooo:paragraph-rsid="001833d3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3e04f0" officeooo:paragraph-rsid="001833d3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3b3a2e" officeooo:paragraph-rsid="001833d3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7a06e9" officeooo:paragraph-rsid="001833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7a9c43" officeooo:paragraph-rsid="001833d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79686c" officeooo:paragraph-rsid="001833d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fo:font-weight="bold" officeooo:rsid="006548be" officeooo:paragraph-rsid="001833d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6dd0e6" officeooo:paragraph-rsid="001833d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1c846c" officeooo:paragraph-rsid="001833d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1833d3" officeooo:paragraph-rsid="001b156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6c87ad" officeooo:paragraph-rsid="001833d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6c1169" officeooo:paragraph-rsid="001833d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713575" officeooo:paragraph-rsid="001833d3" style:font-size-asian="14pt" style:font-weight-asian="normal" style:font-size-complex="14pt" style:font-weight-complex="normal"/>
    </style:style>
    <style:style style:name="T1" style:family="text">
      <style:text-properties officeooo:rsid="001833d3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7df2dc" fo:background-color="#dddddd" loext:char-shading-value="0"/>
    </style:style>
    <style:style style:name="T4" style:family="text">
      <style:text-properties officeooo:rsid="007221d2" fo:background-color="#dddddd" loext:char-shading-value="0"/>
    </style:style>
    <style:style style:name="T5" style:family="text">
      <style:text-properties officeooo:rsid="00761f54" fo:background-color="#dddddd" loext:char-shading-value="0"/>
    </style:style>
    <style:style style:name="T6" style:family="text">
      <style:text-properties officeooo:rsid="00775874" fo:background-color="#dddddd" loext:char-shading-value="0"/>
    </style:style>
    <style:style style:name="T7" style:family="text">
      <style:text-properties officeooo:rsid="007617f4" fo:background-color="#dddddd" loext:char-shading-value="0"/>
    </style:style>
    <style:style style:name="T8" style:family="text">
      <style:text-properties officeooo:rsid="0077d3c0" fo:background-color="#dddddd" loext:char-shading-value="0"/>
    </style:style>
    <style:style style:name="T9" style:family="text">
      <style:text-properties officeooo:rsid="0077837c" fo:background-color="#dddddd" loext:char-shading-value="0"/>
    </style:style>
    <style:style style:name="T10" style:family="text">
      <style:text-properties officeooo:rsid="007a9c43" fo:background-color="#dddddd" loext:char-shading-value="0"/>
    </style:style>
    <style:style style:name="T11" style:family="text">
      <style:text-properties officeooo:rsid="007a9c43" fo:background-color="#dddddd" loext:char-shading-value="0"/>
    </style:style>
    <style:style style:name="T12" style:family="text">
      <style:text-properties officeooo:rsid="007bd042" fo:background-color="#dddddd" loext:char-shading-value="0"/>
    </style:style>
    <style:style style:name="T13" style:family="text">
      <style:text-properties officeooo:rsid="007dc84c" fo:background-color="#dddddd" loext:char-shading-value="0"/>
    </style:style>
    <style:style style:name="T14" style:family="text">
      <style:text-properties officeooo:rsid="0079686c" fo:background-color="#dddddd" loext:char-shading-value="0"/>
    </style:style>
    <style:style style:name="T15" style:family="text">
      <style:text-properties officeooo:rsid="007df2dc"/>
    </style:style>
    <style:style style:name="T16" style:family="text">
      <style:text-properties officeooo:rsid="007f23a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f23ae" style:font-weight-asian="bold" style:font-weight-complex="bold"/>
    </style:style>
    <style:style style:name="T19" style:family="text">
      <style:text-properties fo:font-weight="bold" officeooo:rsid="007bd042" style:font-weight-asian="bold" style:font-weight-complex="bold"/>
    </style:style>
    <style:style style:name="T20" style:family="text">
      <style:text-properties fo:font-weight="bold" officeooo:rsid="007dc84c" style:font-weight-asian="bold" style:font-weight-complex="bold"/>
    </style:style>
    <style:style style:name="T21" style:family="text">
      <style:text-properties fo:font-weight="bold" officeooo:rsid="001aa75a" style:font-weight-asian="bold" style:font-weight-complex="bold"/>
    </style:style>
    <style:style style:name="T22" style:family="text">
      <style:text-properties officeooo:rsid="007a06e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6c639b" style:font-weight-asian="normal" style:font-weight-complex="normal"/>
    </style:style>
    <style:style style:name="T25" style:family="text">
      <style:text-properties fo:font-weight="normal" officeooo:rsid="006c87ad" style:font-weight-asian="normal" style:font-weight-complex="normal"/>
    </style:style>
    <style:style style:name="T26" style:family="text">
      <style:text-properties fo:font-weight="normal" officeooo:rsid="006dd0e6" style:font-weight-asian="normal" style:font-weight-complex="normal"/>
    </style:style>
    <style:style style:name="T27" style:family="text">
      <style:text-properties fo:font-weight="normal" officeooo:rsid="006f7f5c" style:font-weight-asian="normal" style:font-weight-complex="normal"/>
    </style:style>
    <style:style style:name="T28" style:family="text">
      <style:text-properties fo:font-weight="normal" officeooo:rsid="00713575" style:font-weight-asian="normal" style:font-weight-complex="normal"/>
    </style:style>
    <style:style style:name="T29" style:family="text">
      <style:text-properties fo:font-weight="normal" officeooo:rsid="007617f4" style:font-weight-asian="normal" style:font-weight-complex="normal"/>
    </style:style>
    <style:style style:name="T30" style:family="text">
      <style:text-properties fo:font-weight="normal" officeooo:rsid="001b156d" style:font-weight-asian="normal" style:font-weight-complex="normal"/>
    </style:style>
    <style:style style:name="T31" style:family="text">
      <style:text-properties fo:font-weight="normal" fo:background-color="#dddddd" loext:char-shading-value="0" style:font-weight-asian="normal" style:font-weight-complex="normal"/>
    </style:style>
    <style:style style:name="T32" style:family="text">
      <style:text-properties fo:font-weight="normal" officeooo:rsid="006c639b" fo:background-color="#dddddd" loext:char-shading-value="0" style:font-weight-asian="normal" style:font-weight-complex="normal"/>
    </style:style>
    <style:style style:name="T33" style:family="text">
      <style:text-properties fo:font-weight="normal" officeooo:rsid="006c87ad" fo:background-color="#dddddd" loext:char-shading-value="0" style:font-weight-asian="normal" style:font-weight-complex="normal"/>
    </style:style>
    <style:style style:name="T34" style:family="text">
      <style:text-properties fo:font-weight="normal" officeooo:rsid="006dd0e6" fo:background-color="#dddddd" loext:char-shading-value="0" style:font-weight-asian="normal" style:font-weight-complex="normal"/>
    </style:style>
    <style:style style:name="T35" style:family="text">
      <style:text-properties fo:font-weight="normal" officeooo:rsid="00713575" fo:background-color="#dddddd" loext:char-shading-value="0" style:font-weight-asian="normal" style:font-weight-complex="normal"/>
    </style:style>
    <style:style style:name="T36" style:family="text">
      <style:text-properties fo:font-weight="normal" officeooo:rsid="006c1169" fo:background-color="#dddddd" loext:char-shading-value="0" style:font-weight-asian="normal" style:font-weight-complex="normal"/>
    </style:style>
    <style:style style:name="T37" style:family="text">
      <style:text-properties fo:font-weight="normal" officeooo:rsid="007617f4" fo:background-color="#dddddd" loext:char-shading-value="0" style:font-weight-asian="normal" style:font-weight-complex="normal"/>
    </style:style>
    <style:style style:name="T38" style:family="text">
      <style:text-properties fo:font-weight="normal" fo:background-color="#dddddd" loext:char-shading-value="0" style:font-weight-asian="normal" style:font-weight-complex="normal"/>
    </style:style>
    <style:style style:name="T39" style:family="text">
      <style:text-properties fo:font-weight="normal" officeooo:rsid="007617f4" fo:background-color="transparent" loext:char-shading-value="0" style:font-weight-asian="normal" style:font-weight-complex="normal"/>
    </style:style>
    <style:style style:name="T40" style:family="text">
      <style:text-properties officeooo:rsid="006c1169"/>
    </style:style>
    <style:style style:name="T41" style:family="text">
      <style:text-properties officeooo:rsid="007221d2"/>
    </style:style>
    <style:style style:name="T42" style:family="text">
      <style:text-properties officeooo:rsid="007617f4"/>
    </style:style>
    <style:style style:name="T43" style:family="text">
      <style:text-properties officeooo:rsid="00775874"/>
    </style:style>
    <style:style style:name="T44" style:family="text">
      <style:text-properties officeooo:rsid="0077837c"/>
    </style:style>
    <style:style style:name="T45" style:family="text">
      <style:text-properties officeooo:rsid="0077d3c0"/>
    </style:style>
    <style:style style:name="T46" style:family="text">
      <style:text-properties officeooo:rsid="00780958"/>
    </style:style>
    <style:style style:name="T47" style:family="text">
      <style:text-properties officeooo:rsid="0079686c"/>
    </style:style>
    <style:style style:name="T48" style:family="text">
      <style:text-properties officeooo:rsid="007a9c43"/>
    </style:style>
    <style:style style:name="T49" style:family="text">
      <style:text-properties officeooo:rsid="007bd042"/>
    </style:style>
    <style:style style:name="T50" style:family="text">
      <style:text-properties officeooo:rsid="007dc84c"/>
    </style:style>
    <style:style style:name="T51" style:family="text">
      <style:text-properties officeooo:rsid="00192d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icio, Fim <text:span text:style-name="T1">e Unica</text:span></text:h>
      <text:p text:style-name="P12"><text:span text:style-name="T22">inicio</text:span> da Ocorrencia: <text:span text:style-name="T24">Para determinar o inicio de uma ocorrencia, ou seja, com o que e como uma ocorrencia deve começar, basta colocar um acento circunflexo no inicio do regex, </text:span><text:span text:style-name="T25">esse acento tambem vai corresponder ao inicio de uma linha</text:span><text:span text:style-name="T24">. </text:span><text:span text:style-name="T25">S</text:span><text:span text:style-name="T24">e não tiver o sinalizador de varias linhas </text:span><text:span text:style-name="T26">(m)</text:span><text:span text:style-name="T24"> o regex vai localizar apenas uma ocorrencia: </text:span><text:span text:style-name="T32">^ </text:span><text:span text:style-name="T24"><text:s/>→ </text:span><text:span text:style-name="T25">Começar com</text:span></text:p>
      <text:p text:style-name="P16"/>
      <text:p text:style-name="P12"><text:span text:style-name="T32">/^</text:span><text:span text:style-name="T33">\d{6}</text:span><text:span text:style-name="T32">/</text:span><text:span text:style-name="T33">g </text:span><text:span text:style-name="T25"><text:s text:c="2"/>→ Localiza a primeira ocorrencia que tem 6 digitos em sequencia que estão entre 0 e 9</text:span></text:p>
      <text:p text:style-name="P12"><text:span text:style-name="T32">/^</text:span><text:span text:style-name="T33">\d{6}</text:span><text:span text:style-name="T32">/</text:span><text:span text:style-name="T33">gm </text:span><text:span text:style-name="T25"><text:s/>→ Localiza todas as ocorrencias que tem 6 digitos em sequencia que estão entre 0 e 9</text:span></text:p>
      <text:p text:style-name="P12"><text:span text:style-name="T33">/^</text:span><text:span text:style-name="T34">2[a-z]</text:span><text:span text:style-name="T33">/</text:span><text:span text:style-name="T34">g </text:span><text:span text:style-name="T26"><text:s/>→ Localiza a primeira ocorrencia que começa com 2 e que em seguida tem uma letra qualquer</text:span></text:p>
      <text:p text:style-name="P12"><text:span text:style-name="T34">/^2[a-z]/gm </text:span><text:span text:style-name="T26"><text:s/>→ Localiza todas as ocorrencias que começam com 2 e que em seguida possuem uma letra qualquer</text:span></text:p>
      <text:p text:style-name="P17">___________________________</text:p>
      <text:p text:style-name="P13"><text:span text:style-name="T40">F</text:span>im da Ocorrencia:<text:span text:style-name="T23"> Para determinar o final de uma ocorrencia, </text:span><text:span text:style-name="T27">ou seja, com o que e como uma ocorrencia deve terminar, </text:span><text:span text:style-name="T28">basta colocar um cifrão no final do regex, esse cifrão tambem vai corresponder ao final de uma linha: <text:s text:c="11"/></text:span></text:p>
      <text:p text:style-name="P13"><text:span text:style-name="T35">$ </text:span><text:span text:style-name="T28"><text:s/>→ Terminar com</text:span></text:p>
      <text:p text:style-name="P18"/>
      <text:p text:style-name="P14"><text:span text:style-name="T36">/</text:span><text:span text:style-name="T35">\d{3}$</text:span><text:span text:style-name="T36">/</text:span><text:span text:style-name="T35">gm </text:span><text:span text:style-name="T28"><text:s/>→ Localiza todas as ocorrencias que terminam com 3 numeros em sequencia que estão entre 0 e 9</text:span></text:p>
      <text:p text:style-name="P5"><text:span text:style-name="T2">/</text:span><text:span text:style-name="T4">[a-z]{2}\d$</text:span><text:span text:style-name="T2">/</text:span><text:span text:style-name="T4">gm </text:span><text:span text:style-name="T41"><text:s/>→ Localiza todas as ocorrencias que terminam com um numero qualquer</text:span></text:p>
      <text:p text:style-name="P17">___________________________</text:p>
      <text:p text:style-name="P6"><text:span text:style-name="T17">Unica Ocorrencia: </text:span><text:span text:style-name="T23">Para fazer o regex localizar ocorrencias que estejam sozinhas na linha, ou seja, localizar ocorrencias que sejam as únicas em suas linhas, </text:span><text:span text:style-name="T29">onde antes do começo da linha não poderá ter nada e depois do final </text:span><text:soft-page-break/><text:span text:style-name="T29">da linha tambem não poderá ter nada, </text:span><text:span text:style-name="T23">coloque </text:span><text:span text:style-name="T29">um acento circunflexo no começo e um sifrão no final: </text:span></text:p>
      <text:p text:style-name="P6"><text:span text:style-name="T37">^ <text:s/>$ </text:span><text:span text:style-name="T39"><text:s/>→ Começo da linha - Fim da linha</text:span></text:p>
      <text:p text:style-name="P6"/>
      <text:p text:style-name="P7"><text:span text:style-name="T2">/^</text:span><text:span text:style-name="T5">\d{3}</text:span><text:span text:style-name="T6">$</text:span><text:span text:style-name="T2">/</text:span><text:span text:style-name="T7">gm </text:span><text:span text:style-name="T42"><text:s/>→ </text:span><text:span text:style-name="T43">Localiza apenas 3 numeros seguidos que estão entre 0 e 9</text:span></text:p>
      <text:p text:style-name="P8"><text:span text:style-name="T2">/^</text:span><text:span text:style-name="T6">[a-z]$</text:span><text:span text:style-name="T2">/</text:span><text:span text:style-name="T6">gm </text:span><text:span text:style-name="T43"><text:s/>→ </text:span><text:span text:style-name="T44">Localiza uma unica letra qualquer </text:span></text:p>
      <text:p text:style-name="P8"><text:span text:style-name="T2">/^</text:span><text:span text:style-name="T8">c\d+</text:span><text:span text:style-name="T9">$/gm </text:span><text:span text:style-name="T44"><text:s/>→ </text:span><text:span text:style-name="T45">Localiza a letra c seguido </text:span><text:span text:style-name="T46">de um ou mais numeros quaisquer que estejam sozinhos na linha</text:span></text:p>
      <text:p text:style-name="P17">___________________________</text:p>
      <text:p text:style-name="P9"><text:span text:style-name="T21">Inicio</text:span><text:span text:style-name="T17"> e </text:span><text:span text:style-name="T21">Fim</text:span><text:span text:style-name="T17"> </text:span><text:span text:style-name="T21">da palavra</text:span><text:span text:style-name="T17">:</text:span> <text:span text:style-name="T47">Para escolher com quais </text:span><text:span text:style-name="T51">caracteres</text:span><text:span text:style-name="T47"> uma </text:span><text:span text:style-name="T51">palavra</text:span><text:span text:style-name="T47"> deve </text:span>começar ou<text:span text:style-name="T47"> terminar, </text:span><text:span text:style-name="T48">ou seja, localizar </text:span><text:span text:style-name="T51">palavras</text:span><text:span text:style-name="T48"> que começam ou terminam com algum caractere especifico, digite contra barra b, nos dois casos (começo ou fim) será usado </text:span><text:span text:style-name="T11">\b </text:span><text:span text:style-name="T48">, a única coisa que ira mudar é sua posição, se estiver no começo do regex representará as palavras que começam e se estiver no final representará as palavras que terminam: </text:span></text:p>
      <text:p text:style-name="P9"><text:span text:style-name="T10">\b </text:span><text:span text:style-name="T48"><text:s/>→ Começa com</text:span></text:p>
      <text:p text:style-name="P10"><text:span text:style-name="T2">\b </text:span><text:s/>→ Termina com</text:p>
      <text:p text:style-name="P9"/>
      <text:p text:style-name="P11"><text:span text:style-name="T2">/</text:span><text:span text:style-name="T10">\b</text:span><text:span text:style-name="T12">con\w+</text:span><text:span text:style-name="T2">/</text:span><text:span text:style-name="T10">g </text:span><text:span text:style-name="T48"><text:s/>→ </text:span><text:span text:style-name="T49">Localiza palavras que começam com ‘co</text:span><text:span text:style-name="T16">n</text:span><text:span text:style-name="T49">’ (</text:span><text:span text:style-name="T19">ex</text:span><text:span text:style-name="T49">: conviver - convidado - conter)</text:span></text:p>
      <text:p text:style-name="P11"><text:span text:style-name="T2">/</text:span><text:span text:style-name="T13">\w+ar</text:span><text:span text:style-name="T2">/</text:span><text:span text:style-name="T12">g </text:span><text:span text:style-name="T49"><text:s/>→ Localiza </text:span><text:span text:style-name="T50">palavras que terminam com ‘ar’ (</text:span><text:span text:style-name="T20">ex:</text:span><text:span text:style-name="T50"> ficar - sentar - par)</text:span></text:p>
      <text:p text:style-name="P3"><text:span text:style-name="T14">/</text:span><text:span text:style-name="T3">\bpa\w+ar\b</text:span><text:span text:style-name="T14">/</text:span><text:span text:style-name="T3">g </text:span><text:span text:style-name="T15"><text:s/>→ </text:span><text:span text:style-name="T16">Localiza palavras que começam com ‘pa’ e terminam com ‘ar’ (</text:span><text:span text:style-name="T18">ex:</text:span><text:span text:style-name="T16"> parar - pastar - paquerar)</text:span></text:p>
      <text:p text:style-name="P2">_____________________________________________________________________</text:p>
      <text:p text:style-name="P15">Obs: <text:span text:style-name="T23">A diferença entre </text:span><text:span text:style-name="T38">^$ </text:span><text:span text:style-name="T23"><text:s/>e </text:span><text:span text:style-name="T38">\b </text:span><text:span text:style-name="T23"><text:s/>é que </text:span><text:span text:style-name="T30">o primeiro se refere a string inteira enquanto o segundo apenas a palavras</text:span></text:p>
      <text:p text:style-name="P4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7:29:16.212019740</meta:creation-date>
    <dc:date>2022-12-12T07:49:15.941065963</dc:date>
    <meta:editing-duration>PT9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466" meta:character-count="2781" meta:non-whitespace-character-count="2305"/>
  </office:meta>
</office:document-meta>
</file>